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office:font-face-decls>
  <office:automatic-styles>
    <style:style style:name="P1" style:family="paragraph" style:parent-style-name="Heading_20_1">
      <style:paragraph-properties fo:margin-top="0.3335in" fo:margin-bottom="0in" style:contextual-spacing="false" fo:line-height="100%" fo:keep-together="auto" fo:break-before="auto" fo:break-after="auto" fo:keep-with-next="auto"/>
    </style:style>
    <style:style style:name="P2" style:family="paragraph" style:parent-style-name="Subtitle">
      <style:paragraph-properties fo:margin-top="0in" fo:margin-bottom="0in" style:contextual-spacing="false" fo:line-height="100%" fo:text-align="center" style:justify-single-word="false" fo:keep-together="auto" fo:break-before="auto" fo:break-after="auto" fo:keep-with-next="auto"/>
    </style:style>
    <style:style style:name="P3" style:family="paragraph" style:parent-style-name="Title" style:master-page-name="Standard">
      <style:paragraph-properties fo:margin-top="0.222in" fo:margin-bottom="0in" style:contextual-spacing="false" fo:line-height="100%" fo:text-align="center" style:justify-single-word="false" fo:keep-together="auto" style:page-number="1" fo:break-before="auto" fo:break-after="auto" fo:keep-with-next="auto"/>
      <style:text-properties officeooo:rsid="001b6798" officeooo:paragraph-rsid="001b6798"/>
    </style:style>
    <style:style style:name="P4" style:family="paragraph" style:parent-style-name="normal">
      <style:paragraph-properties fo:margin-top="0.139in" fo:margin-bottom="0in" style:contextual-spacing="false" fo:line-height="130%" fo:break-before="auto" fo:break-after="auto"/>
      <style:text-properties fo:color="#353744" loext:opacity="100%" style:font-name="Proxima Nova" style:font-name-asian="Proxima Nova1" style:font-name-complex="Proxima Nova1"/>
    </style:style>
    <style:style style:name="P5" style:family="paragraph" style:parent-style-name="normal">
      <style:paragraph-properties fo:margin-top="0.139in" fo:margin-bottom="0in" style:contextual-spacing="false" fo:line-height="130%" fo:break-before="auto" fo:break-after="auto"/>
    </style:style>
    <style:style style:name="P6" style:family="paragraph" style:parent-style-name="normal">
      <style:paragraph-properties fo:margin-top="0.139in" fo:margin-bottom="0in" style:contextual-spacing="false" fo:line-height="130%" fo:break-before="auto" fo:break-after="auto"/>
      <style:text-properties officeooo:rsid="001b6798" officeooo:paragraph-rsid="001b6798"/>
    </style:style>
    <style:style style:name="P7" style:family="paragraph" style:parent-style-name="normal">
      <style:paragraph-properties fo:margin-top="0.139in" fo:margin-bottom="0in" style:contextual-spacing="false" fo:line-height="130%"/>
      <style:text-properties officeooo:rsid="001b6798" officeooo:paragraph-rsid="001b6798"/>
    </style:style>
    <style:style style:name="T1" style:family="text">
      <style:text-properties fo:color="#353744" loext:opacity="100%" style:font-name="Proxima Nova" fo:font-size="36pt" style:font-name-asian="Proxima Nova1" style:font-size-asian="36pt" style:font-name-complex="Proxima Nova1" style:font-size-complex="36pt"/>
    </style:style>
    <style:style style:name="T2" style:family="text">
      <style:text-properties fo:color="#353744" loext:opacity="100%" style:font-name="Proxima Nova" fo:font-size="14pt" fo:font-weight="bold" style:font-name-asian="Proxima Nova1" style:font-size-asian="14pt" style:font-weight-asian="bold" style:font-name-complex="Proxima Nova1" style:font-size-complex="14pt"/>
    </style:style>
    <style:style style:name="T3" style:family="text">
      <style:text-properties fo:color="#353744" loext:opacity="100%" style:font-name="Proxima Nova" style:font-name-asian="Proxima Nova1" style:font-name-complex="Proxima Nova1"/>
    </style:style>
    <style:style style:name="T4" style:family="text">
      <style:text-properties style:font-name="Proxima Nova" fo:font-size="14pt" fo:font-weight="bold" style:font-name-asian="Proxima Nova1" style:font-size-asian="14pt" style:font-weight-asian="bold" style:font-name-complex="Proxima Nova1" style:font-size-complex="14pt"/>
    </style:style>
    <style:style style:name="T5" style:family="text">
      <style:text-properties style:font-name="Proxima Nova" style:font-name-asian="Proxima Nova1" style:font-name-complex="Proxima Nova1"/>
    </style:style>
    <style:style style:name="T6" style:family="text">
      <style:text-properties style:text-position="super 58%" style:font-name="Proxima Nova" fo:font-size="14pt" fo:font-weight="bold" style:font-name-asian="Proxima Nova1" style:font-size-asian="14pt" style:font-weight-asian="bold" style:font-name-complex="Proxima Nova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Feature request: <text:s/>adding a video background while playing</text:span></text:p>
      <text:p text:style-name="P2"><text:bookmark text:name="_h6jygco9p83m"/><text:span text:style-name="T4">September 4</text:span><text:span text:style-name="T6">th </text:span><text:span text:style-name="T4">20XX</text:span></text:p>
      <text:p text:style-name="P4"/>
      <text:p text:style-name="P1"><text:bookmark text:name="_14mpx6a8znb7"/><text:span text:style-name="T2">OBJECTIVE</text:span></text:p>
      <text:p text:style-name="P6"><text:span text:style-name="T3">Adds a brief sample of the music video clip while playing.</text:span></text:p>
      <text:p text:style-name="P1"><text:bookmark text:name="_oymnw3nlvwib"/><text:span text:style-name="T2">BACKGROUND </text:span></text:p>
      <text:p text:style-name="P6"><text:span text:style-name="T3">Jammming permits user to listen to a song but without the ability to connect with a visual component (like an album pic or video clip sample).</text:span></text:p>
      <text:p text:style-name="P7"><text:span text:style-name="T3">The feature does the following :</text:span></text:p>
      <text:p text:style-name="P7"><text:span text:style-name="T3"><text:tab/>Displays a short looped sample of a significant part of the video clip.</text:span></text:p>
      <text:p text:style-name="P7"><text:span text:style-name="T3"><text:tab/>If a video clip does not exist, a sample of a live show.</text:span></text:p>
      <text:p text:style-name="P7"><text:span text:style-name="T3"><text:tab/>If none of this, a static picture of the artist.</text:span></text:p>
      <text:p text:style-name="P1"><text:bookmark text:name="_c5rpsdy8g2ak"/><text:span text:style-name="T2">TECHNICAL DESIGN</text:span></text:p>
      <text:p text:style-name="P6"><text:span text:style-name="T3">A new component VisualComponent should be created to handle this feature. </text:span></text:p>
      <text:p text:style-name="P1"><text:bookmark text:name="_vnwnofiiu4qy"/><text:span text:style-name="T2">CAVEATS</text:span></text:p>
      <text:p text:style-name="P5"><text:span text:style-name="T3">This section is used to lay out alternative solutions and their respective drawbacks, as well as potential drawbacks to the proposed solution above. This is used to make it clear why the technical implementation detailed previously was chosen instead of alternatives. It additionally allows stakeholders or other developers to consider those drawbacks and choose one of the </text:span><text:soft-page-break/><text:span text:style-name="T3">alternate sol</text:span><text:span text:style-name="T5">utions if they prefer it. This may occur if they feel the benefits or drawbacks of that solution are more desirable than the current solution, or if they can identify other benefits and drawbacks not currently list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Proxima Nova" svg:font-family="'Proxima Nova'" style:font-family-generic="roman"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23T16:52:31.010201290</dc:date>
    <meta:editing-duration>PT8M17S</meta:editing-duration>
    <meta:editing-cycles>1</meta:editing-cycles>
    <meta:document-statistic meta:table-count="0" meta:image-count="0" meta:object-count="0" meta:page-count="2" meta:paragraph-count="14" meta:word-count="201" meta:character-count="1206" meta:non-whitespace-character-count="1013"/>
    <meta:generator>LibreOffice/7.3.7.2$Linux_X86_64 LibreOffice_project/30$Build-2</meta:generator>
  </office:meta>
</office:document-meta>
</file>